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Liberation Mono', Courier, monospace"/>
    <style:font-face style:name="Courier New" svg:font-family="'Courier New'"/>
    <style:font-face style:name="Monaco" svg:font-family="Monaco, Menlo, Consolas, 'Courier New', monospace"/>
    <style:font-face style:name="UbuntuBeta Mono" svg:font-family="'UbuntuBeta Mono', 'Ubuntu Mono', 'Courier New', Courier, 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8c9" officeooo:paragraph-rsid="000948c9"/>
    </style:style>
    <style:style style:name="P2" style:family="paragraph" style:parent-style-name="Preformatted_20_Text">
      <style:text-properties officeooo:rsid="000948c9" officeooo:paragraph-rsid="000948c9"/>
    </style:style>
    <style:style style:name="P3" style:family="paragraph" style:parent-style-name="Preformatted_20_Text">
      <style:text-properties officeooo:rsid="000948c9" officeooo:paragraph-rsid="00096002"/>
    </style:style>
    <style:style style:name="P4" style:family="paragraph" style:parent-style-name="Preformatted_20_Text">
      <style:text-properties officeooo:rsid="000948c9" officeooo:paragraph-rsid="000c550b"/>
    </style:style>
    <style:style style:name="P5" style:family="paragraph" style:parent-style-name="Preformatted_20_Text">
      <style:text-properties officeooo:rsid="000948c9" officeooo:paragraph-rsid="000e74c7"/>
    </style:style>
    <style:style style:name="P6" style:family="paragraph" style:parent-style-name="Preformatted_20_Text">
      <style:text-properties officeooo:rsid="000948c9" officeooo:paragraph-rsid="000fd02f"/>
    </style:style>
    <style:style style:name="P7" style:family="paragraph" style:parent-style-name="Preformatted_20_Text">
      <style:text-properties officeooo:rsid="000fd02f" officeooo:paragraph-rsid="000fd02f"/>
    </style:style>
    <style:style style:name="P8" style:family="paragraph" style:parent-style-name="Preformatted_20_Text">
      <style:text-properties officeooo:rsid="001030e6" officeooo:paragraph-rsid="001030e6"/>
    </style:style>
    <style:style style:name="P9" style:family="paragraph" style:parent-style-name="Preformatted_20_Text">
      <style:text-properties officeooo:rsid="00110535" officeooo:paragraph-rsid="00110535"/>
    </style:style>
    <style:style style:name="P10" style:family="paragraph" style:parent-style-name="Preformatted_20_Text">
      <style:text-properties officeooo:rsid="0014c8ac" officeooo:paragraph-rsid="0014c8ac"/>
    </style:style>
    <style:style style:name="P11" style:family="paragraph" style:parent-style-name="Preformatted_20_Text">
      <style:text-properties fo:font-variant="normal" fo:text-transform="none" fo:color="#222222" fo:letter-spacing="normal" fo:font-style="normal" fo:font-weight="normal" officeooo:rsid="001777a5" officeooo:paragraph-rsid="002041ba"/>
    </style:style>
    <style:style style:name="P12" style:family="paragraph" style:parent-style-name="Preformatted_20_Text">
      <style:text-properties fo:font-variant="normal" fo:text-transform="none" fo:color="#222222" fo:letter-spacing="normal" fo:font-style="normal" fo:font-weight="bold" officeooo:rsid="0014c8ac" officeooo:paragraph-rsid="0014c8ac" style:font-weight-asian="bold" style:font-weight-complex="bold"/>
    </style:style>
    <style:style style:name="P13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179786" officeooo:paragraph-rsid="00190abd"/>
    </style:style>
    <style:style style:name="P14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190abd" officeooo:paragraph-rsid="00190abd"/>
    </style:style>
    <style:style style:name="P15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1ca8a1" officeooo:paragraph-rsid="001ca8a1"/>
    </style:style>
    <style:style style:name="P16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26e3b6" officeooo:paragraph-rsid="0026e3b6"/>
    </style:style>
    <style:style style:name="P17" style:family="paragraph" style:parent-style-name="Preformatted_20_Text">
      <style:text-properties fo:font-variant="normal" fo:text-transform="none" fo:color="#000000" style:font-name="Consolas" fo:font-size="10.5pt" fo:letter-spacing="normal" fo:font-style="normal" fo:font-weight="normal" officeooo:rsid="001777a5" officeooo:paragraph-rsid="001777a5"/>
    </style:style>
    <style:style style:name="P18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officeooo:rsid="0026e3b6" officeooo:paragraph-rsid="0026e3b6"/>
    </style:style>
    <style:style style:name="P19" style:family="paragraph" style:parent-style-name="Preformatted_20_Text">
      <style:text-properties fo:font-style="italic" officeooo:rsid="0014c8ac" officeooo:paragraph-rsid="0014c8ac" style:font-style-asian="italic" style:font-style-complex="italic"/>
    </style:style>
    <style:style style:name="P20" style:family="paragraph" style:parent-style-name="Preformatted_20_Text">
      <style:text-properties officeooo:rsid="00168b0e" officeooo:paragraph-rsid="00168b0e"/>
    </style:style>
    <style:style style:name="P21" style:family="paragraph" style:parent-style-name="Preformatted_20_Text">
      <style:text-properties officeooo:rsid="0017332f" officeooo:paragraph-rsid="0017332f"/>
    </style:style>
    <style:style style:name="P22" style:family="paragraph" style:parent-style-name="Preformatted_20_Text">
      <style:text-properties officeooo:rsid="0017332f" officeooo:paragraph-rsid="001aeabe"/>
    </style:style>
    <style:style style:name="P23" style:family="paragraph" style:parent-style-name="Preformatted_20_Text">
      <style:text-properties officeooo:rsid="0017332f" officeooo:paragraph-rsid="001e2a89"/>
    </style:style>
    <style:style style:name="P24" style:family="paragraph" style:parent-style-name="Preformatted_20_Text">
      <style:text-properties officeooo:rsid="001777a5" officeooo:paragraph-rsid="001777a5"/>
    </style:style>
    <style:style style:name="P25" style:family="paragraph" style:parent-style-name="Preformatted_20_Text">
      <style:text-properties officeooo:rsid="00179786" officeooo:paragraph-rsid="00179786"/>
    </style:style>
    <style:style style:name="P26" style:family="paragraph" style:parent-style-name="Preformatted_20_Text">
      <style:text-properties officeooo:rsid="002041ba" officeooo:paragraph-rsid="002041ba"/>
    </style:style>
    <style:style style:name="P27" style:family="paragraph" style:parent-style-name="Preformatted_20_Text">
      <style:text-properties officeooo:rsid="002063d0" officeooo:paragraph-rsid="002063d0"/>
    </style:style>
    <style:style style:name="P28" style:family="paragraph" style:parent-style-name="Preformatted_20_Text">
      <style:text-properties officeooo:rsid="00223ea9" officeooo:paragraph-rsid="00223ea9"/>
    </style:style>
    <style:style style:name="P29" style:family="paragraph" style:parent-style-name="Preformatted_20_Text">
      <style:text-properties fo:font-weight="bold" officeooo:rsid="0014c8ac" officeooo:paragraph-rsid="0014c8ac" style:font-weight-asian="bold" style:font-weight-complex="bold"/>
    </style:style>
    <style:style style:name="P30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officeooo:rsid="001777a5" officeooo:paragraph-rsid="001777a5"/>
    </style:style>
    <style:style style:name="P31" style:family="paragraph" style:parent-style-name="Preformatted_20_Text">
      <style:paragraph-properties fo:margin-top="0in" fo:margin-bottom="0.1252in" loext:contextual-spacing="false" fo:widows="1" fo:padding="0.0193in" fo:border="0.06pt dotted #0c3762"/>
      <style:text-properties fo:font-variant="normal" fo:text-transform="none" fo:color="#222222" fo:letter-spacing="normal" fo:font-style="normal" fo:font-weight="normal" officeooo:paragraph-rsid="002041ba"/>
    </style:style>
    <style:style style:name="P32" style:family="paragraph" style:parent-style-name="Standard">
      <style:text-properties officeooo:rsid="001777a5" officeooo:paragraph-rsid="001777a5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widows="1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paragraph-rsid="002b0487"/>
    </style:style>
    <style:style style:name="P3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font-name="Courier New" fo:font-size="9.75pt" fo:letter-spacing="normal" fo:font-style="normal" style:text-underline-style="none" fo:font-weight="normal" officeooo:rsid="002b0487" officeooo:paragraph-rsid="002b0487" style:text-blinking="false" fo:background-color="transparent"/>
    </style:style>
    <style:style style:name="P35" style:family="paragraph" style:parent-style-name="Preformatted_20_Text">
      <style:text-properties officeooo:rsid="002b0487" officeooo:paragraph-rsid="002b0487"/>
    </style:style>
    <style:style style:name="P36" style:family="paragraph" style:parent-style-name="Preformatted_20_Text">
      <style:text-properties officeooo:rsid="0014c8ac" officeooo:paragraph-rsid="0014c8ac"/>
    </style:style>
    <style:style style:name="P37" style:family="paragraph" style:parent-style-name="Preformatted_20_Text">
      <style:text-properties officeooo:rsid="002c98da" officeooo:paragraph-rsid="002c98da"/>
    </style:style>
    <style:style style:name="P38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officeooo:rsid="002c98da" officeooo:paragraph-rsid="002c98da"/>
    </style:style>
    <style:style style:name="P39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26e3b6" officeooo:paragraph-rsid="0026e3b6"/>
    </style:style>
    <style:style style:name="P40" style:family="paragraph" style:parent-style-name="Preformatted_20_Text">
      <style:text-properties fo:font-variant="normal" fo:text-transform="none" fo:color="#000000" style:font-name="Monaco" fo:font-size="10.5pt" fo:letter-spacing="normal" fo:font-style="normal" fo:font-weight="normal" officeooo:rsid="002e9b5b" officeooo:paragraph-rsid="002e9b5b"/>
    </style:style>
    <style:style style:name="T1" style:family="text">
      <style:text-properties fo:font-variant="normal" fo:text-transform="none" fo:color="#000000" style:font-name="UbuntuBeta Mono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UbuntuBeta Mono" fo:font-size="9.75pt" fo:letter-spacing="normal" fo:font-style="normal" fo:font-weight="normal" officeooo:rsid="00096002"/>
    </style:style>
    <style:style style:name="T3" style:family="text">
      <style:text-properties fo:font-variant="normal" fo:text-transform="none" fo:color="#000000" style:font-name="UbuntuBeta Mono" fo:font-size="9.75pt" fo:letter-spacing="normal" fo:font-style="normal" fo:font-weight="normal" officeooo:rsid="000c550b"/>
    </style:style>
    <style:style style:name="T4" style:family="text">
      <style:text-properties fo:font-variant="normal" fo:text-transform="none" fo:color="#000000" style:font-name="UbuntuBeta Mono" fo:font-size="9.75pt" fo:letter-spacing="normal" fo:font-style="normal" fo:font-weight="normal" officeooo:rsid="000e74c7"/>
    </style:style>
    <style:style style:name="T5" style:family="text">
      <style:text-properties fo:font-variant="normal" fo:text-transform="none" fo:color="#000000" style:font-name="UbuntuBeta Mono" fo:font-size="9.75pt" fo:letter-spacing="normal" fo:font-style="normal" fo:font-weight="normal" officeooo:rsid="000fd02f"/>
    </style:style>
    <style:style style:name="T6" style:family="text">
      <style:text-properties fo:font-variant="normal" fo:text-transform="none" fo:color="#000000" style:font-name="Monaco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Monaco" fo:font-size="10.5pt" fo:letter-spacing="normal" fo:font-style="normal" fo:font-weight="normal" officeooo:rsid="00168b0e"/>
    </style:style>
    <style:style style:name="T8" style:family="text">
      <style:text-properties officeooo:rsid="0014c8ac"/>
    </style:style>
    <style:style style:name="T9" style:family="text">
      <style:text-properties officeooo:rsid="00190abd"/>
    </style:style>
    <style:style style:name="T10" style:family="text">
      <style:text-properties officeooo:rsid="00196391"/>
    </style:style>
    <style:style style:name="T11" style:family="text">
      <style:text-properties officeooo:rsid="001aeabe"/>
    </style:style>
    <style:style style:name="T12" style:family="text">
      <style:text-properties officeooo:rsid="000ff4ef"/>
    </style:style>
    <style:style style:name="T13" style:family="text">
      <style:text-properties officeooo:rsid="001e2a89"/>
    </style:style>
    <style:style style:name="T14" style:family="text">
      <style:text-properties officeooo:rsid="002041ba"/>
    </style:style>
    <style:style style:name="T15" style:family="text">
      <style:text-properties officeooo:rsid="0022be47"/>
    </style:style>
    <style:style style:name="T16" style:family="text">
      <style:text-properties officeooo:rsid="0023ab35"/>
    </style:style>
    <style:style style:name="T17" style:family="text">
      <style:text-properties officeooo:rsid="0027769b"/>
    </style:style>
    <style:style style:name="T18" style:family="text">
      <style:text-properties style:text-line-through-style="none" style:text-line-through-type="none" style:font-name="Courier New" style:text-underline-style="none" style:text-blinking="false" fo:background-color="transparent" loext:char-shading-value="0"/>
    </style:style>
    <style:style style:name="T19" style:family="text">
      <style:text-properties style:text-line-through-style="none" style:text-line-through-type="none" style:font-name="Courier New" style:text-underline-style="none" officeooo:rsid="002b0487" style:text-blinking="false" fo:background-color="transparent" loext:char-shading-value="0"/>
    </style:style>
    <style:style style:name="T20" style:family="text">
      <style:text-properties fo:color="#9900ff" style:text-line-through-style="none" style:text-line-through-type="none" style:font-name="Courier New" style:text-underline-style="none" fo:font-weight="bold" style:text-blinking="false" fo:background-color="transparent" loext:char-shading-value="0"/>
    </style:style>
    <style:style style:name="T21" style:family="text">
      <style:text-properties fo:color="#9900ff" style:text-line-through-style="none" style:text-line-through-type="none" style:font-name="Courier New" style:text-underline-style="none" fo:font-weight="bold" officeooo:rsid="002b0487" style:text-blinking="false" fo:background-color="transparent" loext:char-shading-value="0"/>
    </style:style>
    <style:style style:name="T22" style:family="text">
      <style:text-properties fo:color="#9900ff" style:text-line-through-style="none" style:text-line-through-type="none" style:font-name="Courier New" style:text-underline-style="none" fo:font-weight="bold" officeooo:rsid="002db580" style:text-blinking="false" fo:background-color="transparent" loext:char-shading-value="0"/>
    </style:style>
    <style:style style:name="T2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304a03" style:font-size-asian="10pt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to Installation</text:p>
      <text:p text:style-name="P1"/>
      <text:p text:style-name="P1">*<text:span text:style-name="T17">Make sure you clear your ~/.ssh/known_hosts </text:span></text:p>
      <text:p text:style-name="P1"/>
      <text:p text:style-name="P1">Java 8</text:p>
      <text:p text:style-name="P1"/>
      <text:p text:style-name="P2"><text:span text:style-name="Source_20_Text"><text:span text:style-name="T1">sudo add-apt-repository ppa:webupd8team/java</text:span></text:span></text:p>
      <text:p text:style-name="P2"><text:span text:style-name="Source_20_Text"><text:span text:style-name="T1">sudo apt-get update</text:span></text:span></text:p>
      <text:p text:style-name="P2"/>
      <text:p text:style-name="P2"><text:span text:style-name="Source_20_Text"><text:span text:style-name="T1">echo oracle-java8-installer shared/accepted-oracle-license-v1-1 select true | sudo /usr/bin/debconf-set-selections</text:span></text:span></text:p>
      <text:p text:style-name="P2"/>
      <text:p text:style-name="P2"/>
      <text:p text:style-name="P2"><text:span text:style-name="Source_20_Text"><text:span text:style-name="T1">sudo apt-get install oracle-java8-installer</text:span></text:span></text:p>
      <text:p text:style-name="P2"><text:span text:style-name="Source_20_Text"><text:span text:style-name="T1"/></text:span></text:p>
      <text:p text:style-name="P3"><text:span text:style-name="Source_20_Text"><text:span text:style-name="T2">Check java version</text:span></text:span></text:p>
      <text:p text:style-name="P3"><text:span text:style-name="Source_20_Text"><text:span text:style-name="T2">java -version</text:span></text:span></text:p>
      <text:p text:style-name="P3"><text:span text:style-name="Source_20_Text"><text:span text:style-name="T2"/></text:span></text:p>
      <text:p text:style-name="P4"><text:span text:style-name="Source_20_Text"><text:span text:style-name="T3"/></text:span></text:p>
      <text:p text:style-name="P4"><text:span text:style-name="Source_20_Text"><text:span text:style-name="T3">sudo mkdir /usr/local/presto</text:span></text:span></text:p>
      <text:p text:style-name="P4"><text:span text:style-name="Source_20_Text"><text:span text:style-name="T3">sudo tar -zxvf ~/Downloads/presto-server-0.133.tar.gz 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5"><text:span text:style-name="Source_20_Text"><text:span text:style-name="T4"/></text:span></text:p>
      <text:p text:style-name="P5"><text:span text:style-name="Source_20_Text"><text:span text:style-name="T4">Generate nodeIDs</text:span></text:span></text:p>
      <text:p text:style-name="P5"><text:span text:style-name="Source_20_Text"><text:span text:style-name="T4"/></text:span></text:p>
      <text:p text:style-name="P5"><text:span text:style-name="Source_20_Text"><text:span text:style-name="T4">uuidgen</text:span></text:span></text:p>
      <text:p text:style-name="P5"><text:span text:style-name="Source_20_Text"><text:span text:style-name="T4">(Namenode, Datanode 1-3)</text:span></text:span></text:p>
      <text:p text:style-name="P5"><text:span text:style-name="Source_20_Text"><text:span text:style-name="T4">44630a15-6cbf-4d95-92f3-0da759bd743d</text:span></text:span></text:p>
      <text:p text:style-name="P5"><text:span text:style-name="Source_20_Text"><text:span text:style-name="T4">24335afb-0a4e-4c2a-a020-3ea3830a781e</text:span></text:span></text:p>
      <text:p text:style-name="P5"><text:span text:style-name="Source_20_Text"><text:span text:style-name="T4">d6fb0ac9-047f-4c12-ab10-74d105d0ddf9</text:span></text:span></text:p>
      <text:p text:style-name="P5"><text:span text:style-name="Source_20_Text"><text:span text:style-name="T4">ccc9db24-5be3-4684-a5a9-b77a2d42c272</text:span></text:span></text:p>
      <text:p text:style-name="P5"><text:span text:style-name="Source_20_Text"><text:span text:style-name="T4"/></text:span></text:p>
      <text:p text:style-name="P6"><text:span text:style-name="Source_20_Text"><text:span text:style-name="T5">touch node.properties</text:span></text:span></text:p>
      <text:p text:style-name="P5"><text:span text:style-name="Source_20_Text"><text:span text:style-name="T4"/></text:span></text:p>
      <text:p text:style-name="P7">touch jvm.config</text:p>
      <text:p text:style-name="P7"/>
      <text:p text:style-name="P7">-server</text:p>
      <text:p text:style-name="P7">-Xmx8G</text:p>
      <text:p text:style-name="P7">-XX:+UseG1GC</text:p>
      <text:p text:style-name="P7">-XX:G1HeapRegionSize=32M</text:p>
      <text:p text:style-name="P7">-XX:+UseGCOverheadLimit</text:p>
      <text:p text:style-name="P7">-XX:+ExplicitGCInvokesConcurrent</text:p>
      <text:p text:style-name="P7">-XX:+HeapDumpOnOutOfMemoryError</text:p>
      <text:p text:style-name="P7">-XX:OnOutOfMemoryError=kill -9 %p</text:p>
      <text:p text:style-name="P7"/>
      <text:p text:style-name="P35">touch hive.properties</text:p>
      <text:p text:style-name="P34">connector.name=hive-hadoop2</text:p>
      <text:p text:style-name="P33"><text:span text:style-name="T18">hive.metastore.uri=thrift://</text:span><text:span text:style-name="T21">172.31.1.</text:span><text:span text:style-name="T22">1</text:span><text:span text:style-name="T21">64</text:span><text:span text:style-name="T18">:9083</text:span></text:p>
      <text:p text:style-name="P33"><text:span text:style-name="T19">hive.parquet.use-column-names=true</text:span><text:span text:style-name="T18"> </text:span></text:p>
      <text:p text:style-name="P35"/>
      <text:p text:style-name="P7"/>
      <text:p text:style-name="P7"/>
      <text:p text:style-name="P8">Start Hive metastore (make sure you have write-access in the directory you start this)</text:p>
      <text:p text:style-name="P8">cd ~</text:p>
      <text:p text:style-name="P8"><text:soft-page-break/>hive --service metastore -p 10000</text:p>
      <text:p text:style-name="P7"/>
      <text:p text:style-name="P7"/>
      <text:p text:style-name="P7"/>
      <text:p text:style-name="P9">on all machines, start Presto Server (Workers will phone into Coordinator/home):</text:p>
      <text:p text:style-name="P9">cd /usr/local/presto/presto-server/<text:span text:style-name="T8">bin</text:span></text:p>
      <text:p text:style-name="P9">./launcher run</text:p>
      <text:p text:style-name="P10">OR</text:p>
      <text:p text:style-name="P29">/usr/local/presto/presto-server-0.133/bin/launcher run</text:p>
      <text:p text:style-name="P7"/>
      <text:p text:style-name="P19">Start a Presto client<text:tab/></text:p>
      <text:p text:style-name="P12">./presto --server localhost:8080 --catalog hive --schema default</text:p>
      <text:p text:style-name="P10"/>
      <text:p text:style-name="P10"/>
      <text:p text:style-name="P37">check nodes:</text:p>
      <text:p text:style-name="P38">SELECt * FROM system.runtime.nodes;</text:p>
      <text:p text:style-name="P7"/>
      <text:p text:style-name="P8">select distinct author, count(author) as NumComments from reddit_csv GROUP BY author;</text:p>
      <text:p text:style-name="P8"/>
      <text:p text:style-name="P8"/>
      <text:p text:style-name="P8"/>
      <text:p text:style-name="P8">select count(1) from reddit_csv WHERE author = 'Brysamo';</text:p>
      <text:p text:style-name="P8"/>
      <text:p text:style-name="P8"/>
      <text:p text:style-name="P8"/>
      <text:p text:style-name="P20">select * from reddit_csv08 where author = 'Arve' and body like '%zombie%';</text:p>
      <text:p text:style-name="P20"/>
      <text:p text:style-name="P21">SELECT subreddit, count(1) from reddit_<text:span text:style-name="T11">csv</text:span> GROUP BY subreddit order by count(1) desc limit 10;</text:p>
      <text:p text:style-name="P21"/>
      <text:p text:style-name="P22">SELECT <text:span text:style-name="T11">author</text:span>, count(1) from reddit_<text:span text:style-name="T11">csv</text:span> GROUP BY <text:span text:style-name="T11">author</text:span> order by count(1) desc limit 10;</text:p>
      <text:p text:style-name="P22"/>
      <text:p text:style-name="P23">SELECT <text:span text:style-name="T11">author</text:span>, count(1) <text:span text:style-name="T13">as posts </text:span>from reddit_<text:span text:style-name="T11">csv</text:span> GROUP BY <text:span text:style-name="T11">author</text:span> order by <text:span text:style-name="T13">posts</text:span> desc limit 10;</text:p>
      <text:p text:style-name="P21"/>
      <text:p text:style-name="P24">***Approx Percentile functions in presto***</text:p>
      <text:p text:style-name="P24">select approx_percentile(score, 0.9) from reddit_csv08;</text:p>
      <text:p text:style-name="P24"/>
      <text:p text:style-name="P24"/>
      <text:p text:style-name="P24"/>
      <text:p text:style-name="P24">**** <text:span text:style-name="T14">set in hive.properties</text:span></text:p>
      <text:p text:style-name="P11">hive.s3.aws-access-key=<text:span text:style-name="T14">AKIAJPJEBL6BOU5NPQIQ</text:span></text:p>
      <text:p text:style-name="P31">hive.s3.aws-secret-key=<text:span text:style-name="T14">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</text:span></text:p>
      <text:p text:style-name="P24">** <text:span text:style-name="T16">Also add below to fix ERROR SplitRunner, java NullPointerException for Parquet**</text:span></text:p>
      <text:p text:style-name="P17">hive.parquet.use-column-names=true</text:p>
      <text:p text:style-name="P17"/>
      <text:p text:style-name="P17"/>
      <text:p text:style-name="P26">SELECT count(1) as posts from r_s310;</text:p>
      <text:p text:style-name="P26"><text:s text:c="2"/>posts <text:s text:c="2"/></text:p>
      <text:p text:style-name="P26">----------</text:p>
      <text:p text:style-name="P26"><text:s/>48489057 </text:p>
      <text:p text:style-name="P26">(1 row)</text:p>
      <text:p text:style-name="P26"/>
      <text:p text:style-name="P26">Query 20160129_023722_00004_erkp3, FINISHED, 3 nodes</text:p>
      <text:p text:style-name="P26">Splits: 322 total, 322 done (100.00%)</text:p>
      <text:p text:style-name="P26">1:01 [48.5M rows, 14.4GB] [793K rows/s, 242MB/s]</text:p>
      <text:p text:style-name="P24"><text:soft-page-break/></text:p>
      <text:p text:style-name="P27">presto:default&gt; SELECT author, count(1) as posts from r_s310 GROUP BY author order by posts desc limit 1<text:span text:style-name="T15">0</text:span>;</text:p>
      <text:p text:style-name="P27"><text:s text:c="5"/>author <text:s text:c="5"/>| <text:s/>posts <text:s text:c="2"/></text:p>
      <text:p text:style-name="P27">-----------------+----------</text:p>
      <text:p text:style-name="P27"><text:s/>[deleted] <text:s text:c="6"/>| 10688372 </text:p>
      <text:p text:style-name="P27"><text:s/>andrewsmith1986 | <text:s text:c="3"/>28806 </text:p>
      <text:p text:style-name="P27"><text:s/>insomniac84 <text:s text:c="4"/>| <text:s text:c="3"/>26994 </text:p>
      <text:p text:style-name="P27"><text:s/>AMerrickanGirl <text:s/>| <text:s text:c="3"/>22015 </text:p>
      <text:p text:style-name="P27"><text:s/>moonflower <text:s text:c="5"/>| <text:s text:c="3"/>19632 </text:p>
      <text:p text:style-name="P27"><text:s/>matts2 <text:s text:c="9"/>| <text:s text:c="3"/>19604 </text:p>
      <text:p text:style-name="P27"><text:s/>NoMoreNicksLeft | <text:s text:c="3"/>19313 </text:p>
      <text:p text:style-name="P27"><text:s/>backpackwayne <text:s text:c="2"/>| <text:s text:c="3"/>19120 </text:p>
      <text:p text:style-name="P27"><text:s/>AnnArchist <text:s text:c="5"/>| <text:s text:c="3"/>18734 </text:p>
      <text:p text:style-name="P27"><text:s/>lanismycousin <text:s text:c="2"/>| <text:s text:c="3"/>17700 </text:p>
      <text:p text:style-name="P27">(10 rows)</text:p>
      <text:p text:style-name="P27"/>
      <text:p text:style-name="P27">Query 20160129_024446_00006_erkp3, FINISHED, 3 nodes</text:p>
      <text:p text:style-name="P27">Splits: 325 total, 325 done (100.00%)</text:p>
      <text:p text:style-name="P27">1:02 [48.5M rows, 14.4GB] [780K rows/s, 238MB/s]</text:p>
      <text:p text:style-name="P24"/>
      <text:p text:style-name="P28">s<text:span text:style-name="T7">elect * from r_</text:span><text:span text:style-name="T6">s3_2007parq </text:span><text:span text:style-name="T7">where body like '%</text:span><text:span text:style-name="T6">francisco</text:span><text:span text:style-name="T7">%';</text:span></text:p>
      <text:p text:style-name="P24"/>
      <text:p text:style-name="P24"/>
      <text:p text:style-name="P32"><text:span text:style-name="T23">SELECT author, count(1) as numPosts from </text:span><text:span text:style-name="T24">s3_2010</text:span><text:span text:style-name="T23"> GROUP BY author ORDER BY numPosts </text:span><text:span text:style-name="T25">desc limit 10</text:span></text:p>
      <text:p text:style-name="P32"/>
      <text:p text:style-name="P30"/>
      <text:p text:style-name="P25">Drill</text:p>
      <text:p text:style-name="P25">cd ~/Downloads</text:p>
      <text:p text:style-name="P13">wget -<text:span text:style-name="T9">P ~/Downloads </text:span><text:a xlink:type="simple" xlink:href="http://apache.cs.utah.edu/drill/drill-1.4.0/apache-drill-1.4.0.tar.gz" text:style-name="Internet_20_link" text:visited-style-name="Visited_20_Internet_20_Link"><text:span text:style-name="T9">http://apache.cs.utah.edu/drill/drill-1.4.0/apache-drill-1.4.0.tar.gz</text:span></text:a></text:p>
      <text:p text:style-name="P13"/>
      <text:p text:style-name="P14">mkdir /usr/local/drill/</text:p>
      <text:p text:style-name="P14">tar -xzvf</text:p>
      <text:p text:style-name="P14"/>
      <text:p text:style-name="P14"><text:s/>drill.exec:{</text:p>
      <text:p text:style-name="P14"><text:s text:c="2"/>cluster-id: "&lt;mydrillcluster&gt;",</text:p>
      <text:p text:style-name="P14"><text:s text:c="2"/>zk.connect: "<text:span text:style-name="T10">e</text:span>c2-52-89-140-174.us-west-2.compute.amazonaws.com:2181,ec2-52-89-86-6.us-west-2.compute.amazonaws.com:2181,ec2-52-89-142-199.us-west-2.compute.amazonaws.com:2181,ec2-52-89-142-156.us-west-2.compute.amazonaws.com:2181"</text:p>
      <text:p text:style-name="P14"><text:s/>}</text:p>
      <text:p text:style-name="P14"/>
      <text:p text:style-name="P15">select count(1) from dfs.`/<text:span text:style-name="T12">user/hive/warehouse/reddit_csv/</text:span>`; </text:p>
      <text:p text:style-name="P15"/>
      <text:p text:style-name="P16">cd /usr/local</text:p>
      <text:p text:style-name="P16">sudo chown -R ubuntu drill</text:p>
      <text:p text:style-name="P16"/>
      <text:p text:style-name="P16">Start Zookeeper</text:p>
      <text:p text:style-name="P18">sudo /usr/local/zookeeper/bin/zkServer.sh start</text:p>
      <text:p text:style-name="P16"/>
      <text:p text:style-name="P16">bin/drill-bit.sh</text:p>
      <text:p text:style-name="P16"/>
      <text:p text:style-name="P16">drill-local</text:p>
      <text:p text:style-name="P16"/>
      <text:p text:style-name="P16"/>
      <text:p text:style-name="P16"/>
      <text:p text:style-name="P16"/>
      <text:p text:style-name="P16"><text:soft-page-break/></text:p>
      <text:p text:style-name="P40">CREATE EXTERNAL TABLE s3_2008 (</text:p>
      <text:p text:style-name="P40"><text:s/>author <text:tab/><text:tab/>string,</text:p>
      <text:p text:style-name="P40"><text:s/>body <text:tab/> <text:tab/><text:tab/>string,</text:p>
      <text:p text:style-name="P40"><text:s/>controversiality <text:tab/>bigint,</text:p>
      <text:p text:style-name="P40"><text:s/>distinguished <text:tab/>string,</text:p>
      <text:p text:style-name="P40"><text:s/>timestamp_utc <text:tab/>timestamp,</text:p>
      <text:p text:style-name="P40"><text:s/>edited <text:tab/><text:tab/>string,</text:p>
      <text:p text:style-name="P40"><text:s/>gilded <text:tab/><text:tab/>bigint,</text:p>
      <text:p text:style-name="P40"><text:s/>link_id <text:tab/><text:tab/>string,</text:p>
      <text:p text:style-name="P40"><text:s/>name <text:tab/><text:tab/>string,</text:p>
      <text:p text:style-name="P40"><text:s/>parent_id <text:tab/><text:tab/>string,</text:p>
      <text:p text:style-name="P40"><text:s/>score <text:tab/><text:tab/><text:tab/>bigint,</text:p>
      <text:p text:style-name="P40"><text:s/>subreddit <text:tab/><text:tab/>string,</text:p>
      <text:p text:style-name="P40"><text:s/>subreddit_id <text:tab/><text:tab/>string,</text:p>
      <text:p text:style-name="P40"><text:s/>ups <text:tab/><text:tab/><text:tab/>bigint,</text:p>
      <text:p text:style-name="P40"><text:s/>year <text:tab/><text:tab/><text:tab/>int,</text:p>
      <text:p text:style-name="P40"><text:s/>month <text:tab/><text:tab/><text:tab/>int</text:p>
      <text:p text:style-name="P40">)</text:p>
      <text:p text:style-name="P40">STORED AS PARQUET</text:p>
      <text:p text:style-name="P40">LOCATION 's3n://kevin-de2016a/Parquet/2008/RC_2008.parquet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, 'Liberation Mono', Courier, monospace"/>
    <style:font-face style:name="Courier New" svg:font-family="'Courier New'"/>
    <style:font-face style:name="Monaco" svg:font-family="Monaco, Menlo, Consolas, 'Courier New', monospace"/>
    <style:font-face style:name="UbuntuBeta Mono" svg:font-family="'UbuntuBeta Mono', 'Ubuntu Mono', 'Courier New', Courier, 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21:04:12.439551720</meta:creation-date>
    <dc:date>2016-02-05T21:32:25.325589876</dc:date>
    <meta:editing-duration>P1DT12H4M12S</meta:editing-duration>
    <meta:editing-cycles>14</meta:editing-cycles>
    <meta:generator>LibreOffice/5.0.2.2$Linux_X86_64 LibreOffice_project/00m0$Build-2</meta:generator>
    <meta:document-statistic meta:table-count="0" meta:image-count="0" meta:object-count="0" meta:page-count="4" meta:paragraph-count="120" meta:word-count="436" meta:character-count="4179" meta:non-whitespace-character-count="3704"/>
  </office:meta>
</office:document-meta>
</file>